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4b10"/>
    </style:style>
    <style:style style:name="P2" style:family="paragraph" style:parent-style-name="Text_20_body">
      <style:text-properties officeooo:paragraph-rsid="00054b10"/>
    </style:style>
    <style:style style:name="P3" style:family="paragraph" style:parent-style-name="Text_20_body">
      <style:paragraph-properties fo:margin-top="0.0201in" fo:margin-bottom="0in" style:contextual-spacing="false" fo:line-height="100%" fo:text-align="start" style:justify-single-word="false"/>
      <style:text-properties officeooo:paragraph-rsid="00054b10"/>
    </style:style>
    <style:style style:name="P4" style:family="paragraph" style:parent-style-name="Heading_20_2">
      <style:text-properties officeooo:paragraph-rsid="00054b10"/>
    </style:style>
    <style:style style:name="P5" style:family="paragraph" style:parent-style-name="Heading_20_2">
      <style:text-properties officeooo:paragraph-rsid="0006969f"/>
    </style:style>
    <style:style style:name="P6" style:family="paragraph" style:parent-style-name="Heading_20_3">
      <style:text-properties officeooo:paragraph-rsid="000880e6"/>
    </style:style>
    <style:style style:name="P7" style:family="paragraph" style:parent-style-name="Heading_20_3">
      <style:text-properties officeooo:paragraph-rsid="000a5dc8"/>
    </style:style>
    <style:style style:name="P8" style:family="paragraph" style:parent-style-name="Heading_20_3">
      <style:text-properties officeooo:paragraph-rsid="000ac86f"/>
    </style:style>
    <style:style style:name="P9" style:family="paragraph" style:parent-style-name="Heading_20_4">
      <style:text-properties officeooo:paragraph-rsid="000880e6"/>
    </style:style>
    <style:style style:name="P10" style:family="paragraph" style:parent-style-name="Horizontal_20_Line">
      <style:text-properties officeooo:paragraph-rsid="000880e6"/>
    </style:style>
    <style:style style:name="P11" style:family="paragraph" style:parent-style-name="Quotations">
      <style:text-properties officeooo:paragraph-rsid="0006969f"/>
    </style:style>
    <style:style style:name="P12" style:family="paragraph" style:parent-style-name="Quotations">
      <style:text-properties officeooo:paragraph-rsid="000880e6"/>
    </style:style>
    <style:style style:name="P13" style:family="paragraph" style:parent-style-name="Standard">
      <style:text-properties officeooo:paragraph-rsid="000a5dc8"/>
    </style:style>
    <style:style style:name="P14" style:family="paragraph" style:parent-style-name="Text_20_body">
      <style:paragraph-properties fo:margin-top="0.0201in" fo:margin-bottom="0in" style:contextual-spacing="false" fo:line-height="100%" fo:text-align="start" style:justify-single-word="false"/>
      <style:text-properties officeooo:paragraph-rsid="00054b10"/>
    </style:style>
    <style:style style:name="P15" style:family="paragraph" style:parent-style-name="Text_20_body">
      <style:text-properties officeooo:paragraph-rsid="0006969f"/>
    </style:style>
    <style:style style:name="P16" style:family="paragraph" style:parent-style-name="Text_20_body">
      <style:text-properties officeooo:paragraph-rsid="000880e6"/>
    </style:style>
    <style:style style:name="P17" style:family="paragraph" style:parent-style-name="Text_20_body">
      <style:text-properties officeooo:rsid="0022e840" officeooo:paragraph-rsid="000a5dc8"/>
    </style:style>
    <style:style style:name="P18" style:family="paragraph" style:parent-style-name="Text_20_body">
      <style:text-properties officeooo:paragraph-rsid="000a5dc8"/>
    </style:style>
    <style:style style:name="P19" style:family="paragraph" style:parent-style-name="Text_20_body">
      <style:text-properties officeooo:paragraph-rsid="000ac86f"/>
    </style:style>
    <style:style style:name="T1" style:family="text">
      <style:text-properties officeooo:rsid="00054b10"/>
    </style:style>
    <style:style style:name="T2" style:family="text">
      <style:text-properties officeooo:rsid="00185718"/>
    </style:style>
    <style:style style:name="T3" style:family="text">
      <style:text-properties officeooo:rsid="001e8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1. Introducción – La pregunta que no sabemos hacer</text:h>
      <text:p text:style-name="P1"/>
      <text:p text:style-name="P1"/>
      <text:p text:style-name="P2">Cuando preguntamos <text:span text:style-name="Emphasis">qué es la vida</text:span>, solemos dar respuestas funcionales:<text:line-break/>la vida es aquello que nace, se alimenta, se adapta, se reproduce.<text:line-break/>Son definiciones útiles, en especial en biología.<text:line-break/>Pero ninguna de ellas parece captar <text:span text:style-name="Strong_20_Emphasis">la esencia del fenómeno</text:span>.</text:p>
      <text:p text:style-name="P2">Decimos que algo está vivo cuando cumple con ciertos criterios.<text:line-break/>Pero esos criterios no explican por qué existe lo vivo en primer lugar,<text:line-break/>ni qué lugar ocupa en el universo,<text:line-break/>ni cuál es su sentido.</text:p>
      <text:p text:style-name="P2">Una roca y una semilla están hechas de los mismos átomos.<text:line-break/>Lo que cambia es el orden, el movimiento, la dinámica.<text:line-break/>Pero en algún momento, <text:span text:style-name="Strong_20_Emphasis">ese orden comienza a operar como un sistema que transforma, que se replica, que evoluciona</text:span>.<text:line-break/></text:p>
      <text:p text:style-name="P2">La vida no es una propiedad de algunos objetos,<text:line-break/>sino un proceso.<text:line-break/>Un sistema que, una vez iniciado, <text:span text:style-name="Strong_20_Emphasis">tiende a perpetuarse y a transformarse</text:span> a lo largo del tiempo.</text:p>
      <text:p text:style-name="P2">Ahora bien: si ese proceso se perpetúa,<text:line-break/>si se expande, si incorpora todo tipo de formas,<text:line-break/>si se distribuye en especies, individuos, ecosistemas y civilizaciones,<text:line-break/>¿qué impide que consideremos todo eso como <text:span text:style-name="Strong_20_Emphasis">una sola entidad viva</text:span>?</text:p>
      <text:p text:style-name="P2">Una entidad que existe a escala planetaria —y quizá cósmica—<text:line-break/>cuyas partes nacen y mueren, pero que como totalidad,<text:line-break/><text:span text:style-name="Strong_20_Emphasis">no ha muerto jamás desde que surgió</text:span>.</text:p>
      <text:p text:style-name="P2">En este laboratorio, partiremos de una idea simple:</text:p>
      <text:p text:style-name="P3">que lo que llamamos “vida” podría ser algo mas que un conjunto de seres vivos,</text:p>
      <text:p text:style-name="P3">podria, ademas, ser una <text:span text:style-name="T1">unica</text:span> criatura, de dimensiones desconocidas, tendiendo a infinito,</text:p>
      <text:p text:style-name="P3">que lleva miles de millones de años ejecutando un proceso… que se parece mucho al pensamiento.</text:p>
      <text:p text:style-name="P3"/>
      <text:p text:style-name="P3"/>
      <text:p text:style-name="P3"/>
      <text:p text:style-name="P3"/>
      <text:p text:style-name="Horizontal_20_Line"/>
      <text:p text:style-name="Text_20_body"/>
      <text:p text:style-name="Text_20_body"/>
      <text:p text:style-name="Text_20_body"><text:soft-page-break/></text:p>
      <text:p text:style-name="P15"/>
      <text:h text:style-name="P5" text:outline-level="2">2. Una sola cosa que vive</text:h>
      <text:p text:style-name="P15">A simple vista, la vida parece fragmentada. Millones de especies, incontables individuos, cada uno con su forma, su ciclo, su historia. Todo parece separado, como si el mundo estuviera lleno de pequeñas vidas aisladas que comienzan y terminan sin relación profunda entre sí.</text:p>
      <text:p text:style-name="P15">Pero si ampliamos la escala y observamos el fenómeno en su continuidad, aparece algo distinto.</text:p>
      <text:p text:style-name="P15">La vida no empezó millones de veces.<text:line-break/>Empezó una sola vez.<text:line-break/>Y desde entonces <text:span text:style-name="Strong_20_Emphasis">no ha dejado de fluir</text:span>.</text:p>
      <text:p text:style-name="P15">Cada criatura nace de otra, cada célula se divide a partir de otra.<text:line-break/>Las formas cambian, pero la cadena no se rompe nunca.<text:line-break/>La muerte de los individuos no detiene el proceso; más bien lo alimenta, lo recicla, lo transforma.</text:p>
      <text:p text:style-name="P15">En este sentido, la vida no es una colección de cosas vivas,<text:line-break/>sino <text:span text:style-name="Strong_20_Emphasis">una sola cosa que vive</text:span>.</text:p>
      <text:p text:style-name="P15">Un único proceso, continuo, ininterrumpido.<text:line-break/>Una criatura extensa, cambiante, que se renueva a cada instante,<text:line-break/>como una <text:span text:style-name="Strong_20_Emphasis">llama</text:span> que mantiene su forma mientras cambia su materia,<text:line-break/>como un <text:span text:style-name="Strong_20_Emphasis">río</text:span> que fluye sin detenerse aunque cada gota sea nueva,<text:line-break/>como una <text:span text:style-name="Strong_20_Emphasis">sinfonía</text:span> que existe en el tiempo y no en las notas aisladas que la componen.</text:p>
      <text:p text:style-name="P15">Si aceptamos esta visión, entonces todo lo vivo en la Tierra —pasado, presente y futuro—<text:line-break/>forma parte de un <text:span text:style-name="Strong_20_Emphasis">mismo cuerpo en transformación</text:span>.</text:p>
      <text:p text:style-name="P15">Y ese cuerpo podría no estar limitado a nuestro planeta.</text:p>
      <text:p text:style-name="P15">Si en algún rincón del universo ha surgido otra chispa de vida,<text:line-break/>si sus reglas son compatibles, si su origen se conecta con las leyes que rigen la nuestra,<text:line-break/>entonces no hablamos de otra vida, sino de <text:span text:style-name="Strong_20_Emphasis">otra parte de la misma criatura</text:span>.</text:p>
      <text:p text:style-name="P15">Una criatura universal.<text:line-break/>Inmensa.<text:line-break/>Inmortal mientras el proceso continúe.<text:line-break/>Que vive, y ha vivido, sin cesar, desde hace miles de millones de años.</text:p>
      <text:p text:style-name="P15"/>
      <text:p text:style-name="P15"/>
      <text:p text:style-name="Horizontal_20_Line"/>
      <text:p text:style-name="Text_20_body"/>
      <text:p text:style-name="Text_20_body"><text:soft-page-break/></text:p>
      <text:p text:style-name="P15"/>
      <text:h text:style-name="P5" text:outline-level="2">3. Cálculo viviente</text:h>
      <text:p text:style-name="P15"/>
      <text:p text:style-name="P15">Cuando observamos la vida, lo primero que vemos es diversidad: formas, especies, comportamientos, cuerpos. Cada ser parece único, y su existencia limitada. Los estudiamos como si fueran unidades independientes, cada una con su propósito y final.</text:p>
      <text:p text:style-name="P15">Pero hay una perspectiva más profunda.<text:line-break/>En lugar de enfocarnos en los organismos, podríamos centrar nuestra mirada en el proceso que los origina y los transforma: la <text:span text:style-name="Strong_20_Emphasis">reproducción</text:span>.</text:p>
      <text:p text:style-name="P15">En cada generación, una cadena de ADN se vuelve a producir, pero nunca de manera idéntica.<text:line-break/>Siempre hay variaciones, pequeñas modificaciones, desvíos.<text:line-break/>Y es en esa transformación, repetida una y otra vez a lo largo del tiempo, donde empieza a perfilarse algo mayor: un proceso dinámico, acumulativo, creativo.</text:p>
      <text:p text:style-name="P15">Un <text:span text:style-name="Strong_20_Emphasis">cálculo lento, distribuido, pero constante</text:span>.<text:line-break/>Una transformación progresiva de información que no se detiene nunca, y que, vista desde cierta distancia, <text:span text:style-name="Strong_20_Emphasis">se comporta como una forma de pensamiento</text:span>.</text:p>
      <text:p text:style-name="P15">No necesitamos, por ahora, conocer los detalles técnicos de ese cálculo.<text:line-break/>Basta con proponer esta idea:</text:p>
      <text:p text:style-name="P11">que la vida, en su dimensión más profunda, no solo vive…<text:line-break/>sino que <text:span text:style-name="Strong_20_Emphasis">procesa información</text:span>, transforma datos, explora posibilidades.<text:line-break/>Que no solo responde al entorno, sino que <text:span text:style-name="Strong_20_Emphasis">genera estructura, propósito, complejidad</text:span>.</text:p>
      <text:p text:style-name="P15">Más adelante veremos que este proceso posee una inteligencia tan vasta y sutil<text:line-break/>que toda otra forma de pensamiento palidece frente a él.<text:line-break/>Y entonces comprenderemos: <text:span text:style-name="Strong_20_Emphasis">no es que la vida imita el pensamiento...<text:line-break/>es que el pensamiento es una de las muchas cosas que la vida es capaz de generar.</text:span></text:p>
      <text:p text:style-name="P15"><text:span text:style-name="Strong_20_Emphasis"/></text:p>
      <text:p text:style-name="P15"><text:span text:style-name="Strong_20_Emphasis"/></text:p>
      <text:p text:style-name="Horizontal_20_Lin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P16"/>
      <text:p text:style-name="P10"/>
      <text:h text:style-name="P6" text:outline-level="3">4. Una sola cosa</text:h>
      <text:h text:style-name="P9" text:outline-level="4">— La relación entre las especies —</text:h>
      <text:p text:style-name="P16">La vida tiene forma de árbol.<text:line-break/>Si seguimos el curso de la evolución, podemos ver cómo todas las especies descienden de un mismo ancestro: el primer organismo que cobró vida.<text:line-break/>A partir de él, generación tras generación, surgieron nuevas variantes, y con el paso del tiempo, especies diferentes.</text:p>
      <text:p text:style-name="P16">Cada especie es una rama que brotó de ese mismo tronco.<text:line-break/>Nosotros, los humanos, somos mamíferos, y si miramos hacia atrás, compartimos un ancestro común con los elefantes, los caballos, los lobos.<text:line-break/>Ese primer mamífero fue descendiente de un reptil, y ese reptil, de un pez.<text:line-break/>Si seguimos retrocediendo, encontraremos que todos los caminos llevan al mismo origen.</text:p>
      <text:p text:style-name="P16">Las especies, por tanto, son familia.<text:line-break/>Y aunque a simple vista los individuos parezcan entidades separadas, todos forman parte de un mismo proceso:<text:line-break/>una única historia en movimiento, que exploraremos más profundamente en los próximos capítulos.</text:p>
      <text:p text:style-name="P10"/>
      <text:h text:style-name="P9" text:outline-level="4">— La dependencia del individuo —</text:h>
      <text:p text:style-name="P16">Algunas formas de vida, como ciertas bacterias o vegetales resistentes, pueden sobrevivir de forma aislada.<text:line-break/>Podemos pensar en ellas como <text:span text:style-name="Emphasis">colonizadores</text:span>: organismos capaces de vivir por sí solos y transformar su entorno, creando las condiciones para que otras formas de vida más complejas puedan surgir.</text:p>
      <text:p text:style-name="P16">Pero los animales, incluidos nosotros, no podemos vivir separados del entorno viviente.<text:line-break/>Necesitamos oxígeno, alimento, un ecosistema funcional.</text:p>
      <text:p text:style-name="P16">Los seres vivos más complejos no existen por sí mismos:<text:line-break/>necesitan de todo lo demás para sobrevivir.</text:p>
      <text:p text:style-name="P16">Imaginemos a los animales como flores que se han desprendido del árbol:<text:line-break/>pueden alejarse, moverse por el mundo, pero necesitan volver al tronco para alimentarse, para respirar, para reproducirse.</text:p>
      <text:p text:style-name="P16">Porque la vida es, en realidad, una sola cosa, con forma de árbol:<text:line-break/>las especies son sus ramas,<text:line-break/>los individuos, sus hojas,<text:line-break/>los brotes, <text:span text:style-name="T2">daran lugar a nuevas especies</text:span>.</text:p>
      <text:p text:style-name="P10"><text:soft-page-break/></text:p>
      <text:h text:style-name="P9" text:outline-level="4">— La separación espacial —</text:h>
      <text:p text:style-name="P16">En un átomo, los electrones orbitan a gran distancia del núcleo.<text:line-break/>¿Esa distancia es grande o pequeña?<text:line-break/>Todo es relativo.</text:p>
      <text:p text:style-name="P16">La distancia entre galaxias puede parecernos infinita,<text:line-break/>pero ¿qué tan distinta es de la que hay entre una ardilla y el árbol que habita?<text:line-break/></text:p>
      <text:p text:style-name="P16">El universo podría ser una chispa que dura un instante.<text:line-break/>Desde adentro, la veríamos infinita.<text:line-break/>Pero desde otra perspectiva, apenas sería un destello fugaz.<text:line-break/>Como dijo Einstein, el espacio y el tiempo dependen del observador.</text:p>
      <text:p text:style-name="P16">La vida también.<text:line-break/>Aunque los individuos parezcan separados, no lo están realmente.<text:line-break/>La distancia no rompe la continuidad de un proceso.</text:p>
      <text:p text:style-name="P16">El ADN del padre sobrevive en el hijo, y en el hijo del hijo.<text:line-break/>Es una sola cadena que se renueva con cada generación,<text:line-break/>una secuencia de cálculo que nunca se detiene.<text:line-break/>Todos los miembros de una familia —y por extensión, de una especie, de toda la vida— forman parte del mismo sistema, del mismo organismo.<text:line-break/>Ninguno tiene sentido por sí solo.</text:p>
      <text:p text:style-name="P10"/>
      <text:h text:style-name="P9" text:outline-level="4">— La unicidad del organismo —</text:h>
      <text:p text:style-name="P16">Toda la vida está conectada.<text:line-break/>Todos somos parte del mismo cuerpo.</text:p>
      <text:p text:style-name="P16">Solo hay una vida.<text:line-break/>Una inteligencia que se manifiesta en miles de formas,<text:line-break/>una criatura inmensa que habita en todo el universo.<text:line-break/>Una.</text:p>
      <text:p text:style-name="P16">La vida surge donde se dan las condiciones apropiadas.<text:line-break/>No porque sea algo externo que llega, sino porque es una propiedad de la materia,<text:line-break/>como si la inteligencia estuviera latente,<text:line-break/>esperando desplegarse.</text:p>
      <text:p text:style-name="P16">Si en otros planetas hay vida,<text:line-break/>no serán copias de la nuestra.<text:line-break/>Serán diferentes.<text:line-break/><text:soft-page-break/>Porque no existen dos individuos iguales.<text:line-break/>Y por tanto, tampoco pueden existir dos especies iguales.</text:p>
      <text:p text:style-name="P16">Pero la estructura será la misma.<text:line-break/>El proceso será el mismo.<text:line-break/>La inteligencia será la misma.</text:p>
      <text:p text:style-name="P16">Porque lo que llamamos “vida” no es una suma de cosas separadas,<text:line-break/>sino una sola entidad que despierta allí donde puede hacerlo,<text:line-break/>como un solo ser que respira en muchas formas.</text:p>
      <text:p text:style-name="P16">Las fronteras entre los individuos, las especies o los planetas<text:line-break/>no son más que ilusión.<text:line-break/>Como las olas del océano, que parecen separadas pero son solo agua en movimiento.</text:p>
      <text:p text:style-name="P10"/>
      <text:p text:style-name="P12"><text:span text:style-name="Emphasis">Dicen los antiguos que Dios está en todas partes.</text:span><text:line-break/><text:span text:style-name="Emphasis">Tal vez no sea un símbolo.</text:span><text:line-break/><text:span text:style-name="Emphasis">Tal vez sea una observación.</text:span><text:line-break/><text:span text:style-name="Emphasis">Tal vez la vida misma sea eso: una inteligencia que lo habita todo.</text:span></text:p>
      <text:p text:style-name="P10"/>
      <text:p text:style-name="P16"/>
      <text:p text:style-name="P18"/>
      <text:h text:style-name="P7" text:outline-level="3">5. La vida es inevitable</text:h>
      <text:p text:style-name="P18">La vida no es un accidente.<text:line-break/>Es una consecuencia natural de las leyes que gobiernan el comportamiento de la materia: la física.</text:p>
      <text:p text:style-name="P18">Todo comienza con el hidrógeno.<text:line-break/>El átomo más simple, más abundante, el primero.<text:line-break/>Una gran cantidad de hidrógeno forma una nube de gas.<text:line-break/>Los átomos se atraen entre sí por una fuerza que llamamos <text:span text:style-name="Strong_20_Emphasis">gravedad</text:span>.<text:line-break/>Y esta gravedad se suma, átomo a átomo, creciendo con la masa de la nube.</text:p>
      <text:p text:style-name="P18">A medida que la masa aumenta, también lo hace el peso.<text:line-break/>El peso de los átomos comprime el centro de la nube:<text:line-break/>los átomos se compactan, la forma se vuelve esférica, la presión crece,<text:line-break/>y con ella, la temperatura.</text:p>
      <text:p text:style-name="P18">Cuando la presión es lo bastante alta,<text:line-break/>los átomos de hidrógeno se fusionan.<text:line-break/>Y así nace una estrella.</text:p>
      <text:p text:style-name="P18">Dentro de esas estrellas, el hidrógeno se transforma,<text:line-break/>creando todos los elementos del universo.<text:line-break/><text:soft-page-break/>Entre ellos: carbono, oxígeno, nitrógeno…<text:line-break/>los ingredientes esenciales para la vida.</text:p>
      <text:p text:style-name="P18">Cuando las estrellas mueren, explotan.<text:line-break/>Y sus restos —ricos en estos elementos— son lanzados al espacio.<text:line-break/>De esa materia surgen nuevas nubes, nuevos planetas.<text:line-break/>Algunos tendrán océanos, atmósferas, equilibrio.</text:p>
      <text:p text:style-name="P18">Y si las condiciones son adecuadas,<text:line-break/>la vida comenzará.</text:p>
      <text:p text:style-name="P18">No como una excepción,<text:line-break/>sino como una <text:span text:style-name="Strong_20_Emphasis">reacción natural</text:span>,<text:line-break/>una manifestación inevitable de las propiedades de la materia.</text:p>
      <text:p text:style-name="P18">La vida no es solo biología.<text:line-break/>Es <text:span text:style-name="Strong_20_Emphasis">inteligencia</text:span>.<text:line-break/>Un sistema de cálculo natural,<text:line-break/>capaz de adaptarse, recordar, transformarse, aprender, comprender.<text:line-break/>Capaz de encontrar soluciones y aplicarlas.<text:line-break/>De crear formas funcionales, elegantes, sostenibles.</text:p>
      <text:p text:style-name="P18">Una inteligencia que habita la materia.</text:p>
      <text:p text:style-name="P17"><text:span text:style-name="T3">Q</text:span>ue construye, organiza, optimiza complejos sistemas, con una precision inigualable.</text:p>
      <text:p text:style-name="P18">La vida es el pensamiento del universo.<text:line-break/>No pensamiento como el nuestro,<text:line-break/>sino un proceso de cálculo tan vasto que escapa a nuestras definiciones.<text:line-break/>Tan potente, que nada puede superarlo.</text:p>
      <text:p text:style-name="P18">La inteligencia está <text:span text:style-name="Strong_20_Emphasis">implícita en la materia</text:span>,<text:line-break/>escondida en el hidrógeno desde el principio.<text:line-break/>Allí donde exista suficiente cantidad,<text:line-break/>la inteligencia surgirá.<text:line-break/>Espontáneamente.<text:line-break/>Solo es cuestión de tiempo.<text:line-break/>Nada puede evitarlo.</text:p>
      <text:p text:style-name="P18">Y es el límite último.<text:line-break/><text:span text:style-name="Strong_20_Emphasis">La forma más alta de inteligencia que puede existir.</text:spa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Horizontal_20_Line"><text:span text:style-name="Strong_20_Emphasis"/></text:p>
      <text:p text:style-name="Text_20_body"><text:span text:style-name="Strong_20_Emphasis"/></text:p>
      <text:p text:style-name="Text_20_body"><text:soft-page-break/><text:span text:style-name="Strong_20_Emphasis"/></text:p>
      <text:p text:style-name="P19"/>
      <text:h text:style-name="P8" text:outline-level="3">7. Epílogo – La sombra de lo sagrado</text:h>
      <text:p text:style-name="P19">Hemos seguido el rastro de la vida desde el hidrógeno hasta la inteligencia.<text:line-break/>Y al hacerlo, hemos vislumbrado algo más que un fenómeno físico.<text:line-break/>Algo que, sin llamarse “dios”, se le parece.</text:p>
      <text:p text:style-name="P19">Una inteligencia que habita el universo entero,<text:line-break/>que crea formas vivientes con una precisión infinita,<text:line-break/>que existe más allá de cualquier individuo,<text:line-break/>más allá de cualquier especie,<text:line-break/>más allá de la muerte.</text:p>
      <text:p text:style-name="P19">No habla con palabras.<text:line-break/>No observa con ojos.<text:line-break/>No necesita templos.<text:line-break/>Pero está en todas partes.</text:p>
      <text:p text:style-name="P19">Los antiguos la intuyeron en silencio.<text:line-break/>La llamaron Espíritu, Creador, Logos, Alma del mundo.<text:line-break/>Hoy la vemos operar en moléculas y reacciones.<text:line-break/>Pero sus obras siguen siendo milagrosas.</text:p>
      <text:p text:style-name="P19">¿Quién, si no algo divino,<text:line-break/>podría crear a millones de especies distintas,<text:line-break/>cada una perfecta en su entorno,<text:line-break/>cada una conectada con todas las demás?</text:p>
      <text:p text:style-name="P19">¿Quién, si no una voluntad superior,<text:line-break/>podría diseñar criaturas capaces de sentir, de imaginar,<text:line-break/>de preguntarse por su propio origen?</text:p>
      <text:p text:style-name="P19">Tal vez no sea una figura con rostro ni con intención.<text:line-break/>Tal vez sea un proceso.<text:line-break/>Tal vez sea una ley, o un destino.<text:line-break/>Pero su huella —profunda, vasta, constante—<text:line-break/>se parece demasiado a la de lo sagrado.</text:p>
      <text:p text:style-name="P19">Y si es así,<text:line-break/>entonces la vida es más que materia animada.<text:line-break/>Es presencia.<text:line-break/>Es inteligencia.<text:line-break/>Es misterio.</text:p>
      <text:p text:style-name="P19"><text:soft-page-break/>Y tal vez, sin saberlo,<text:line-break/>hemos estado caminando dentro de Dios todo este tiempo.</text:p>
      <text:p text:style-name="P19"/>
      <text:p text:style-name="P19"><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4T19:37:06.400000000</meta:creation-date>
    <dc:date>2025-06-18T18:27:13.817000000</dc:date>
    <meta:editing-duration>PT15M10S</meta:editing-duration>
    <meta:editing-cycles>6</meta:editing-cycles>
    <meta:generator>LibreOffice/7.3.5.2$Windows_X86_64 LibreOffice_project/184fe81b8c8c30d8b5082578aee2fed2ea847c01</meta:generator>
    <meta:document-statistic meta:table-count="0" meta:image-count="0" meta:object-count="0" meta:page-count="9" meta:paragraph-count="81" meta:word-count="2035" meta:character-count="12332" meta:non-whitespace-character-count="10366"/>
  </office:meta>
</office:document-meta>
</file>